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60" table:style-name="ta1">
        <table:shapes>
          <draw:frame draw:z-index="0" draw:style-name="gr1" draw:text-style-name="P1" svg:width="159.99mm" svg:height="89.99mm" svg:x="123.01mm" svg:y="1mm">
            <loext:p draw:notify-on-update-of-ranges="test260.G1:test260.G1 test260.G2:test260.G102 test260.C1:test260.C1 test260.C2:test260.C102 test260.G1:test260.G1 test260.G2:test260.G102 test260.D1:test260.D1 test260.D2:test260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2.58mm" svg:y="99.35mm">
            <loext:p draw:notify-on-update-of-ranges="test260.F1:test260.F1 test260.F2:test260.F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2.86mm" svg:y="0.01mm">
            <loext:p draw:notify-on-update-of-ranges="test260.C1:test260.C1 test260.C2:test260.C102 test260.D1:test260.D1 test260.D2:test260.D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2.86mm" svg:y="99.35mm">
            <loext:p draw:notify-on-update-of-ranges="test260.G1:test260.G1 test260.G2:test260.G1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41</text:p>
          </table:table-cell>
          <table:table-cell office:value-type="float" office:value="0.036874" calcext:value-type="float">
            <text:p>0.03687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4908" calcext:value-type="float">
            <text:p>49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42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502" calcext:value-type="float">
            <text:p>35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43</text:p>
          </table:table-cell>
          <table:table-cell office:value-type="float" office:value="0.012289" calcext:value-type="float">
            <text:p>0.012289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44</text:p>
          </table:table-cell>
          <table:table-cell office:value-type="float" office:value="0.013157" calcext:value-type="float">
            <text:p>0.013157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2713" calcext:value-type="float">
            <text:p>27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45</text:p>
          </table:table-cell>
          <table:table-cell office:value-type="float" office:value="0.013081" calcext:value-type="float">
            <text:p>0.01308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291" calcext:value-type="float">
            <text:p>22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46</text:p>
          </table:table-cell>
          <table:table-cell office:value-type="float" office:value="0.012736" calcext:value-type="float">
            <text:p>0.01273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829" calcext:value-type="float">
            <text:p>28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47</text:p>
          </table:table-cell>
          <table:table-cell office:value-type="float" office:value="0.012621" calcext:value-type="float">
            <text:p>0.01262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48</text:p>
          </table:table-cell>
          <table:table-cell office:value-type="float" office:value="0.011908" calcext:value-type="float">
            <text:p>0.01190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3679" calcext:value-type="float">
            <text:p>36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49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50</text:p>
          </table:table-cell>
          <table:table-cell office:value-type="float" office:value="0.012214" calcext:value-type="float">
            <text:p>0.012214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5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52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53</text:p>
          </table:table-cell>
          <table:table-cell office:value-type="float" office:value="0.017472" calcext:value-type="float">
            <text:p>0.01747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602" calcext:value-type="float">
            <text:p>26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54</text:p>
          </table:table-cell>
          <table:table-cell office:value-type="float" office:value="0.011791" calcext:value-type="float">
            <text:p>0.01179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55</text:p>
          </table:table-cell>
          <table:table-cell office:value-type="float" office:value="0.012863" calcext:value-type="float">
            <text:p>0.012863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997" calcext:value-type="float">
            <text:p>29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56</text:p>
          </table:table-cell>
          <table:table-cell office:value-type="float" office:value="0.019121" calcext:value-type="float">
            <text:p>0.019121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875" calcext:value-type="float">
            <text:p>28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57</text:p>
          </table:table-cell>
          <table:table-cell office:value-type="float" office:value="0.013058" calcext:value-type="float">
            <text:p>0.01305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58</text:p>
          </table:table-cell>
          <table:table-cell office:value-type="float" office:value="0.015097" calcext:value-type="float">
            <text:p>0.01509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4:59</text:p>
          </table:table-cell>
          <table:table-cell office:value-type="float" office:value="0.011836" calcext:value-type="float">
            <text:p>0.011836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00</text:p>
          </table:table-cell>
          <table:table-cell office:value-type="float" office:value="0.015128" calcext:value-type="float">
            <text:p>0.01512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388" calcext:value-type="float">
            <text:p>3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01</text:p>
          </table:table-cell>
          <table:table-cell office:value-type="float" office:value="0.020502" calcext:value-type="float">
            <text:p>0.02050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863" calcext:value-type="float">
            <text:p>28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02</text:p>
          </table:table-cell>
          <table:table-cell office:value-type="float" office:value="0.020964" calcext:value-type="float">
            <text:p>0.020964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03</text:p>
          </table:table-cell>
          <table:table-cell office:value-type="float" office:value="0.011882" calcext:value-type="float">
            <text:p>0.01188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624" calcext:value-type="float">
            <text:p>36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04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05</text:p>
          </table:table-cell>
          <table:table-cell office:value-type="float" office:value="0.028912" calcext:value-type="float">
            <text:p>0.02891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4159" calcext:value-type="float">
            <text:p>41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06</text:p>
          </table:table-cell>
          <table:table-cell office:value-type="float" office:value="0.016017" calcext:value-type="float">
            <text:p>0.016017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3356" calcext:value-type="float">
            <text:p>33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07</text:p>
          </table:table-cell>
          <table:table-cell office:value-type="float" office:value="0.016331" calcext:value-type="float">
            <text:p>0.01633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08</text:p>
          </table:table-cell>
          <table:table-cell office:value-type="float" office:value="0.064226" calcext:value-type="float">
            <text:p>0.064226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101" calcext:value-type="float">
            <text:p>3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09</text:p>
          </table:table-cell>
          <table:table-cell office:value-type="float" office:value="0.035344" calcext:value-type="float">
            <text:p>0.035344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" calcext:value-type="float">
            <text:p>0</text:p>
          </table:table-cell>
          <table:table-cell office:value-type="float" office:value="2801" calcext:value-type="float">
            <text:p>28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10</text:p>
          </table:table-cell>
          <table:table-cell office:value-type="float" office:value="0.016368" calcext:value-type="float">
            <text:p>0.01636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980" calcext:value-type="float">
            <text:p>39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11</text:p>
          </table:table-cell>
          <table:table-cell office:value-type="float" office:value="0.014192" calcext:value-type="float">
            <text:p>0.01419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131" calcext:value-type="float">
            <text:p>31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12</text:p>
          </table:table-cell>
          <table:table-cell office:value-type="float" office:value="0.055719" calcext:value-type="float">
            <text:p>0.05571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13</text:p>
          </table:table-cell>
          <table:table-cell office:value-type="float" office:value="0.032638" calcext:value-type="float">
            <text:p>0.03263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714" calcext:value-type="float">
            <text:p>37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14</text:p>
          </table:table-cell>
          <table:table-cell office:value-type="float" office:value="0.062668" calcext:value-type="float">
            <text:p>0.062668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877" calcext:value-type="float">
            <text:p>38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15</text:p>
          </table:table-cell>
          <table:table-cell office:value-type="float" office:value="0.033969" calcext:value-type="float">
            <text:p>0.03396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16</text:p>
          </table:table-cell>
          <table:table-cell office:value-type="float" office:value="0.018172" calcext:value-type="float">
            <text:p>0.01817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622" calcext:value-type="float">
            <text:p>36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17</text:p>
          </table:table-cell>
          <table:table-cell office:value-type="float" office:value="0.016241" calcext:value-type="float">
            <text:p>0.01624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777" calcext:value-type="float">
            <text:p>37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18</text:p>
          </table:table-cell>
          <table:table-cell office:value-type="float" office:value="0.070845" calcext:value-type="float">
            <text:p>0.07084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513" calcext:value-type="float">
            <text:p>35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19</text:p>
          </table:table-cell>
          <table:table-cell office:value-type="float" office:value="0.074094" calcext:value-type="float">
            <text:p>0.07409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20</text:p>
          </table:table-cell>
          <table:table-cell office:value-type="float" office:value="0.029533" calcext:value-type="float">
            <text:p>0.02953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21</text:p>
          </table:table-cell>
          <table:table-cell office:value-type="float" office:value="0.023459" calcext:value-type="float">
            <text:p>0.023459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0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22</text:p>
          </table:table-cell>
          <table:table-cell office:value-type="float" office:value="0.039475" calcext:value-type="float">
            <text:p>0.039475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4333" calcext:value-type="float">
            <text:p>43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23</text:p>
          </table:table-cell>
          <table:table-cell office:value-type="float" office:value="0.069274" calcext:value-type="float">
            <text:p>0.06927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4082" calcext:value-type="float">
            <text:p>40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24</text:p>
          </table:table-cell>
          <table:table-cell office:value-type="float" office:value="0.085918" calcext:value-type="float">
            <text:p>0.085918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25</text:p>
          </table:table-cell>
          <table:table-cell office:value-type="float" office:value="0.068798" calcext:value-type="float">
            <text:p>0.06879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26</text:p>
          </table:table-cell>
          <table:table-cell office:value-type="float" office:value="0.11217" calcext:value-type="float">
            <text:p>0.1121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238" calcext:value-type="float">
            <text:p>32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27</text:p>
          </table:table-cell>
          <table:table-cell office:value-type="float" office:value="0.089546" calcext:value-type="float">
            <text:p>0.08954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090" calcext:value-type="float">
            <text:p>309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28</text:p>
          </table:table-cell>
          <table:table-cell office:value-type="float" office:value="0.066198" calcext:value-type="float">
            <text:p>0.06619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4572" calcext:value-type="float">
            <text:p>45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29</text:p>
          </table:table-cell>
          <table:table-cell office:value-type="float" office:value="0.085947" calcext:value-type="float">
            <text:p>0.08594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830" calcext:value-type="float">
            <text:p>28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30</text:p>
          </table:table-cell>
          <table:table-cell office:value-type="float" office:value="0.102254" calcext:value-type="float">
            <text:p>0.10225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621" calcext:value-type="float">
            <text:p>36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31</text:p>
          </table:table-cell>
          <table:table-cell office:value-type="float" office:value="0.178269" calcext:value-type="float">
            <text:p>0.178269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2866" calcext:value-type="float">
            <text:p>28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32</text:p>
          </table:table-cell>
          <table:table-cell office:value-type="float" office:value="0.108133" calcext:value-type="float">
            <text:p>0.10813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771" calcext:value-type="float">
            <text:p>277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33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34</text:p>
          </table:table-cell>
          <table:table-cell office:value-type="float" office:value="0.107436" calcext:value-type="float">
            <text:p>0.10743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022" calcext:value-type="float">
            <text:p>30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35</text:p>
          </table:table-cell>
          <table:table-cell office:value-type="float" office:value="0.166884" calcext:value-type="float">
            <text:p>0.16688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4570" calcext:value-type="float">
            <text:p>45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36</text:p>
          </table:table-cell>
          <table:table-cell office:value-type="float" office:value="0.118915" calcext:value-type="float">
            <text:p>0.11891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37</text:p>
          </table:table-cell>
          <table:table-cell office:value-type="float" office:value="0.073956" calcext:value-type="float">
            <text:p>0.07395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536" calcext:value-type="float">
            <text:p>35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38</text:p>
          </table:table-cell>
          <table:table-cell office:value-type="float" office:value="0.244708" calcext:value-type="float">
            <text:p>0.244708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2961" calcext:value-type="float">
            <text:p>29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39</text:p>
          </table:table-cell>
          <table:table-cell office:value-type="float" office:value="0.156759" calcext:value-type="float">
            <text:p>0.15675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40</text:p>
          </table:table-cell>
          <table:table-cell office:value-type="float" office:value="0.178309" calcext:value-type="float">
            <text:p>0.17830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41</text:p>
          </table:table-cell>
          <table:table-cell office:value-type="float" office:value="0.122999" calcext:value-type="float">
            <text:p>0.122999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42</text:p>
          </table:table-cell>
          <table:table-cell office:value-type="float" office:value="0.090891" calcext:value-type="float">
            <text:p>0.09089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316" calcext:value-type="float">
            <text:p>33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43</text:p>
          </table:table-cell>
          <table:table-cell office:value-type="float" office:value="0.178113" calcext:value-type="float">
            <text:p>0.178113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261" calcext:value-type="float">
            <text:p>32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44</text:p>
          </table:table-cell>
          <table:table-cell office:value-type="float" office:value="0.14992" calcext:value-type="float">
            <text:p>0.1499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45</text:p>
          </table:table-cell>
          <table:table-cell office:value-type="float" office:value="0.110599" calcext:value-type="float">
            <text:p>0.110599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46</text:p>
          </table:table-cell>
          <table:table-cell office:value-type="float" office:value="0.195073" calcext:value-type="float">
            <text:p>0.195073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3386" calcext:value-type="float">
            <text:p>3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47</text:p>
          </table:table-cell>
          <table:table-cell office:value-type="float" office:value="0.092958" calcext:value-type="float">
            <text:p>0.09295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48</text:p>
          </table:table-cell>
          <table:table-cell office:value-type="float" office:value="0.197374" calcext:value-type="float">
            <text:p>0.197374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179" calcext:value-type="float">
            <text:p>31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49</text:p>
          </table:table-cell>
          <table:table-cell office:value-type="float" office:value="0.240506" calcext:value-type="float">
            <text:p>0.240506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453" calcext:value-type="float">
            <text:p>34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50</text:p>
          </table:table-cell>
          <table:table-cell office:value-type="float" office:value="0.200499" calcext:value-type="float">
            <text:p>0.200499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51</text:p>
          </table:table-cell>
          <table:table-cell office:value-type="float" office:value="0.205219" calcext:value-type="float">
            <text:p>0.20521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909" calcext:value-type="float">
            <text:p>29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52</text:p>
          </table:table-cell>
          <table:table-cell office:value-type="float" office:value="0.127335" calcext:value-type="float">
            <text:p>0.12733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53</text:p>
          </table:table-cell>
          <table:table-cell office:value-type="float" office:value="0.214372" calcext:value-type="float">
            <text:p>0.214372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501" calcext:value-type="float">
            <text:p>35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54</text:p>
          </table:table-cell>
          <table:table-cell office:value-type="float" office:value="0.18554" calcext:value-type="float">
            <text:p>0.1855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48" calcext:value-type="float">
            <text:p>29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55</text:p>
          </table:table-cell>
          <table:table-cell office:value-type="float" office:value="0.199711" calcext:value-type="float">
            <text:p>0.199711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2769" calcext:value-type="float">
            <text:p>276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56</text:p>
          </table:table-cell>
          <table:table-cell office:value-type="float" office:value="0.136586" calcext:value-type="float">
            <text:p>0.13658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440" calcext:value-type="float">
            <text:p>34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57</text:p>
          </table:table-cell>
          <table:table-cell office:value-type="float" office:value="0.065399" calcext:value-type="float">
            <text:p>0.06539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396" calcext:value-type="float">
            <text:p>23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58</text:p>
          </table:table-cell>
          <table:table-cell office:value-type="float" office:value="0.046357" calcext:value-type="float">
            <text:p>0.04635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607" calcext:value-type="float">
            <text:p>26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5:59</text:p>
          </table:table-cell>
          <table:table-cell office:value-type="float" office:value="0.024219" calcext:value-type="float">
            <text:p>0.024219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00</text:p>
          </table:table-cell>
          <table:table-cell office:value-type="float" office:value="0.048691" calcext:value-type="float">
            <text:p>0.04869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01</text:p>
          </table:table-cell>
          <table:table-cell office:value-type="float" office:value="0.070972" calcext:value-type="float">
            <text:p>0.07097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02</text:p>
          </table:table-cell>
          <table:table-cell office:value-type="float" office:value="0.185596" calcext:value-type="float">
            <text:p>0.185596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2876" calcext:value-type="float">
            <text:p>287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03</text:p>
          </table:table-cell>
          <table:table-cell office:value-type="float" office:value="0.246616" calcext:value-type="float">
            <text:p>0.24661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4156" calcext:value-type="float">
            <text:p>41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04</text:p>
          </table:table-cell>
          <table:table-cell office:value-type="float" office:value="0.193666" calcext:value-type="float">
            <text:p>0.19366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05</text:p>
          </table:table-cell>
          <table:table-cell office:value-type="float" office:value="0.183373" calcext:value-type="float">
            <text:p>0.18337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06</text:p>
          </table:table-cell>
          <table:table-cell office:value-type="float" office:value="0.403343" calcext:value-type="float">
            <text:p>0.40334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307" calcext:value-type="float">
            <text:p>33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07</text:p>
          </table:table-cell>
          <table:table-cell office:value-type="float" office:value="0.23984" calcext:value-type="float">
            <text:p>0.2398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134" calcext:value-type="float">
            <text:p>31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08</text:p>
          </table:table-cell>
          <table:table-cell office:value-type="float" office:value="0.19172" calcext:value-type="float">
            <text:p>0.1917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020" calcext:value-type="float">
            <text:p>30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09</text:p>
          </table:table-cell>
          <table:table-cell office:value-type="float" office:value="0.270228" calcext:value-type="float">
            <text:p>0.270228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" calcext:value-type="float">
            <text:p>0</text:p>
          </table:table-cell>
          <table:table-cell office:value-type="float" office:value="3698" calcext:value-type="float">
            <text:p>36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10</text:p>
          </table:table-cell>
          <table:table-cell office:value-type="float" office:value="0.266737" calcext:value-type="float">
            <text:p>0.26673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11</text:p>
          </table:table-cell>
          <table:table-cell office:value-type="float" office:value="0.278132" calcext:value-type="float">
            <text:p>0.278132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516" calcext:value-type="float">
            <text:p>35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12</text:p>
          </table:table-cell>
          <table:table-cell office:value-type="float" office:value="0.201677" calcext:value-type="float">
            <text:p>0.20167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13</text:p>
          </table:table-cell>
          <table:table-cell office:value-type="float" office:value="0.21466" calcext:value-type="float">
            <text:p>0.2146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14</text:p>
          </table:table-cell>
          <table:table-cell office:value-type="float" office:value="0.188605" calcext:value-type="float">
            <text:p>0.18860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652" calcext:value-type="float">
            <text:p>36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15</text:p>
          </table:table-cell>
          <table:table-cell office:value-type="float" office:value="0.26863" calcext:value-type="float">
            <text:p>0.2686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16</text:p>
          </table:table-cell>
          <table:table-cell office:value-type="float" office:value="0.199053" calcext:value-type="float">
            <text:p>0.19905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877" calcext:value-type="float">
            <text:p>28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17</text:p>
          </table:table-cell>
          <table:table-cell office:value-type="float" office:value="0.236934" calcext:value-type="float">
            <text:p>0.23693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4872" calcext:value-type="float">
            <text:p>48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18</text:p>
          </table:table-cell>
          <table:table-cell office:value-type="float" office:value="0.211622" calcext:value-type="float">
            <text:p>0.21162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901" calcext:value-type="float">
            <text:p>29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19</text:p>
          </table:table-cell>
          <table:table-cell office:value-type="float" office:value="0.229028" calcext:value-type="float">
            <text:p>0.229028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20</text:p>
          </table:table-cell>
          <table:table-cell office:value-type="float" office:value="0.160645" calcext:value-type="float">
            <text:p>0.16064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2757" calcext:value-type="float">
            <text:p>27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46:2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1:00:39.647046168</dc:date>
    <meta:editing-duration>PT1M30S</meta:editing-duration>
    <meta:editing-cycles>1</meta:editing-cycles>
    <meta:document-statistic meta:table-count="1" meta:cell-count="714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60.G1:test260.G102 test260.C1:test260.D102" chart:data-source-has-labels="row" svg:x="0.32cm" svg:y="0.18cm" svg:width="13.361cm" svg:height="8.64cm">
          <chartooo:coordinate-region svg:x="1.232cm" svg:y="0.353cm" svg:width="12.263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0.C2:test260.C102" chart:label-cell-address="test260.C1:test260.C1" chart:class="chart:scatter">
            <chart:domain table:cell-range-address="test260.G2:test260.G102"/>
            <chart:data-point chart:repeated="101"/>
          </chart:series>
          <chart:series chart:style-name="ch8" chart:values-cell-range-address="test260.D2:test260.D102" chart:label-cell-address="test260.D1:test260.D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60.C1:test260.C1</svg:desc>
                </draw:g>
              </table:table-cell>
              <table:table-cell office:value-type="string">
                <text:p>xfertime</text:p>
                <draw:g>
                  <svg:desc>test260.D1:test26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test260.G2:test260.G102</svg:desc>
                </draw:g>
              </table:table-cell>
              <table:table-cell office:value-type="float" office:value="0.036874">
                <text:p>0.036874</text:p>
                <draw:g>
                  <svg:desc>test260.C2:test260.C102</svg:desc>
                </draw:g>
              </table:table-cell>
              <table:table-cell office:value-type="float" office:value="0.00016">
                <text:p>0.00016</text:p>
                <draw:g>
                  <svg:desc>test260.D2:test260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0.01377">
                <text:p>0.01377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0.012289">
                <text:p>0.01228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0.013157">
                <text:p>0.013157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0.013081">
                <text:p>0.01308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0.012736">
                <text:p>0.01273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0.012621">
                <text:p>0.01262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.011908">
                <text:p>0.011908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0.01175">
                <text:p>0.01175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0.012214">
                <text:p>0.012214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">
                <text:p>49</text:p>
              </table:table-cell>
              <table:table-cell office:value-type="float" office:value="0.0121">
                <text:p>0.012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0.01188">
                <text:p>0.0118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0.017472">
                <text:p>0.017472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0.011791">
                <text:p>0.01179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0.012863">
                <text:p>0.012863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0.019121">
                <text:p>0.01912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0.013058">
                <text:p>0.01305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0.015097">
                <text:p>0.01509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0.011836">
                <text:p>0.011836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0.015128">
                <text:p>0.01512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0.020502">
                <text:p>0.02050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0.020964">
                <text:p>0.020964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0.011882">
                <text:p>0.011882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0.012309">
                <text:p>0.012309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8912">
                <text:p>0.02891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0.016017">
                <text:p>0.016017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0.016331">
                <text:p>0.01633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0.064226">
                <text:p>0.064226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0.035344">
                <text:p>0.035344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0.016368">
                <text:p>0.01636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0.014192">
                <text:p>0.01419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0.055719">
                <text:p>0.05571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032638">
                <text:p>0.032638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0.062668">
                <text:p>0.06266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0.033969">
                <text:p>0.03396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0.018172">
                <text:p>0.01817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0.016241">
                <text:p>0.01624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0.070845">
                <text:p>0.070845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0.074094">
                <text:p>0.07409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029533">
                <text:p>0.02953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0.023459">
                <text:p>0.02345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0.039475">
                <text:p>0.039475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0.069274">
                <text:p>0.069274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085918">
                <text:p>0.085918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68798">
                <text:p>0.068798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11217">
                <text:p>0.1121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0.089546">
                <text:p>0.08954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066198">
                <text:p>0.06619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85947">
                <text:p>0.08594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02254">
                <text:p>0.102254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0.178269">
                <text:p>0.178269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0.108133">
                <text:p>0.10813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0.113632">
                <text:p>0.113632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0.107436">
                <text:p>0.10743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0.166884">
                <text:p>0.16688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0.118915">
                <text:p>0.11891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0.073956">
                <text:p>0.07395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0.244708">
                <text:p>0.244708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">
                <text:p>48</text:p>
              </table:table-cell>
              <table:table-cell office:value-type="float" office:value="0.156759">
                <text:p>0.15675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0.178309">
                <text:p>0.17830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0.122999">
                <text:p>0.122999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">
                <text:p>48</text:p>
              </table:table-cell>
              <table:table-cell office:value-type="float" office:value="0.090891">
                <text:p>0.090891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0.178113">
                <text:p>0.17811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0.14992">
                <text:p>0.1499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0.110599">
                <text:p>0.110599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0.195073">
                <text:p>0.195073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0.092958">
                <text:p>0.09295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0.197374">
                <text:p>0.197374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0.240506">
                <text:p>0.240506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0.200499">
                <text:p>0.200499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">
                <text:p>48</text:p>
              </table:table-cell>
              <table:table-cell office:value-type="float" office:value="0.205219">
                <text:p>0.20521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0.127335">
                <text:p>0.12733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0.214372">
                <text:p>0.214372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0.18554">
                <text:p>0.1855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">
                <text:p>49</text:p>
              </table:table-cell>
              <table:table-cell office:value-type="float" office:value="0.199711">
                <text:p>0.19971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">
                <text:p>49</text:p>
              </table:table-cell>
              <table:table-cell office:value-type="float" office:value="0.136586">
                <text:p>0.13658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">
                <text:p>49</text:p>
              </table:table-cell>
              <table:table-cell office:value-type="float" office:value="0.065399">
                <text:p>0.06539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">
                <text:p>48</text:p>
              </table:table-cell>
              <table:table-cell office:value-type="float" office:value="0.046357">
                <text:p>0.04635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0.024219">
                <text:p>0.024219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">
                <text:p>49</text:p>
              </table:table-cell>
              <table:table-cell office:value-type="float" office:value="0.048691">
                <text:p>0.04869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  <table:table-cell office:value-type="float" office:value="0.070972">
                <text:p>0.070972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">
                <text:p>49</text:p>
              </table:table-cell>
              <table:table-cell office:value-type="float" office:value="0.185596">
                <text:p>0.185596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">
                <text:p>49</text:p>
              </table:table-cell>
              <table:table-cell office:value-type="float" office:value="0.246616">
                <text:p>0.24661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">
                <text:p>49</text:p>
              </table:table-cell>
              <table:table-cell office:value-type="float" office:value="0.193666">
                <text:p>0.19366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0.183373">
                <text:p>0.18337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">
                <text:p>49</text:p>
              </table:table-cell>
              <table:table-cell office:value-type="float" office:value="0.403343">
                <text:p>0.40334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">
                <text:p>49</text:p>
              </table:table-cell>
              <table:table-cell office:value-type="float" office:value="0.23984">
                <text:p>0.2398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">
                <text:p>48</text:p>
              </table:table-cell>
              <table:table-cell office:value-type="float" office:value="0.19172">
                <text:p>0.1917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  <table:table-cell office:value-type="float" office:value="0.270228">
                <text:p>0.270228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0.266737">
                <text:p>0.266737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">
                <text:p>49</text:p>
              </table:table-cell>
              <table:table-cell office:value-type="float" office:value="0.278132">
                <text:p>0.278132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">
                <text:p>49</text:p>
              </table:table-cell>
              <table:table-cell office:value-type="float" office:value="0.201677">
                <text:p>0.20167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">
                <text:p>49</text:p>
              </table:table-cell>
              <table:table-cell office:value-type="float" office:value="0.21466">
                <text:p>0.2146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">
                <text:p>49</text:p>
              </table:table-cell>
              <table:table-cell office:value-type="float" office:value="0.188605">
                <text:p>0.188605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">
                <text:p>49</text:p>
              </table:table-cell>
              <table:table-cell office:value-type="float" office:value="0.26863">
                <text:p>0.2686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">
                <text:p>49</text:p>
              </table:table-cell>
              <table:table-cell office:value-type="float" office:value="0.199053">
                <text:p>0.19905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">
                <text:p>49</text:p>
              </table:table-cell>
              <table:table-cell office:value-type="float" office:value="0.236934">
                <text:p>0.23693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0.211622">
                <text:p>0.211622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0.229028">
                <text:p>0.229028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  <table:table-cell office:value-type="float" office:value="0.160645">
                <text:p>0.160645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260.F1:test260.F102" chart:data-source-has-labels="row" svg:x="0.32cm" svg:y="0.18cm" svg:width="13.758cm" svg:height="8.64cm">
          <chartooo:coordinate-region svg:x="1.312cm" svg:y="0.302cm" svg:width="12.708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0.F2:test260.F102" chart:label-cell-address="test260.F1:test260.F1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60.F1:test26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08">
                <text:p>4908</text:p>
                <draw:g>
                  <svg:desc>test260.F2:test260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14">
                <text:p>3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72">
                <text:p>45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34">
                <text:p>41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60.C1:test260.D102" chart:data-source-has-labels="row" svg:x="0.32cm" svg:y="0.18cm" svg:width="13.361cm" svg:height="8.64cm">
          <chartooo:coordinate-region svg:x="1.232cm" svg:y="0.301cm" svg:width="12.38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0.C2:test260.C102" chart:label-cell-address="test260.C1:test260.C1" chart:class="chart:bar">
            <chart:data-point chart:repeated="101"/>
          </chart:series>
          <chart:series chart:style-name="ch8" chart:values-cell-range-address="test260.D2:test260.D102" chart:label-cell-address="test260.D1:test260.D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0.C1:test260.C1</svg:desc>
                </draw:g>
              </table:table-cell>
              <table:table-cell office:value-type="string">
                <text:p>xfertime</text:p>
                <draw:g>
                  <svg:desc>test260.D1:test26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6874">
                <text:p>0.036874</text:p>
                <draw:g>
                  <svg:desc>test260.C2:test260.C102</svg:desc>
                </draw:g>
              </table:table-cell>
              <table:table-cell office:value-type="float" office:value="0.00016">
                <text:p>0.00016</text:p>
                <draw:g>
                  <svg:desc>test260.D2:test260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77">
                <text:p>0.01377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289">
                <text:p>0.01228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157">
                <text:p>0.013157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081">
                <text:p>0.01308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736">
                <text:p>0.01273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621">
                <text:p>0.01262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908">
                <text:p>0.011908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75">
                <text:p>0.01175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214">
                <text:p>0.012214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1">
                <text:p>0.012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88">
                <text:p>0.0118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472">
                <text:p>0.017472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791">
                <text:p>0.01179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863">
                <text:p>0.012863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9121">
                <text:p>0.01912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3058">
                <text:p>0.01305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097">
                <text:p>0.01509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836">
                <text:p>0.011836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5128">
                <text:p>0.01512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502">
                <text:p>0.02050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964">
                <text:p>0.020964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882">
                <text:p>0.011882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309">
                <text:p>0.012309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8912">
                <text:p>0.02891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017">
                <text:p>0.016017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6331">
                <text:p>0.01633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4226">
                <text:p>0.064226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5344">
                <text:p>0.035344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6368">
                <text:p>0.01636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4192">
                <text:p>0.01419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5719">
                <text:p>0.05571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638">
                <text:p>0.032638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2668">
                <text:p>0.06266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69">
                <text:p>0.03396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172">
                <text:p>0.01817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241">
                <text:p>0.01624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0845">
                <text:p>0.070845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4094">
                <text:p>0.07409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9533">
                <text:p>0.02953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3459">
                <text:p>0.02345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9475">
                <text:p>0.039475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9274">
                <text:p>0.069274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5918">
                <text:p>0.085918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8798">
                <text:p>0.068798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217">
                <text:p>0.1121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9546">
                <text:p>0.08954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6198">
                <text:p>0.06619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5947">
                <text:p>0.08594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2254">
                <text:p>0.102254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78269">
                <text:p>0.178269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8133">
                <text:p>0.10813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3632">
                <text:p>0.113632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7436">
                <text:p>0.10743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6884">
                <text:p>0.16688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8915">
                <text:p>0.11891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3956">
                <text:p>0.07395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4708">
                <text:p>0.244708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6759">
                <text:p>0.15675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78309">
                <text:p>0.17830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2999">
                <text:p>0.122999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0891">
                <text:p>0.090891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78113">
                <text:p>0.17811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992">
                <text:p>0.1499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0599">
                <text:p>0.110599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5073">
                <text:p>0.195073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2958">
                <text:p>0.09295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7374">
                <text:p>0.197374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40506">
                <text:p>0.240506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0499">
                <text:p>0.200499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5219">
                <text:p>0.20521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7335">
                <text:p>0.12733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4372">
                <text:p>0.214372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554">
                <text:p>0.1855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9711">
                <text:p>0.19971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6586">
                <text:p>0.13658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5399">
                <text:p>0.06539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6357">
                <text:p>0.04635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4219">
                <text:p>0.024219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8691">
                <text:p>0.04869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0972">
                <text:p>0.070972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5596">
                <text:p>0.185596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6616">
                <text:p>0.24661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3666">
                <text:p>0.19366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83373">
                <text:p>0.18337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3343">
                <text:p>0.40334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984">
                <text:p>0.2398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9172">
                <text:p>0.1917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70228">
                <text:p>0.270228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6737">
                <text:p>0.266737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78132">
                <text:p>0.278132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01677">
                <text:p>0.20167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1466">
                <text:p>0.2146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8605">
                <text:p>0.188605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6863">
                <text:p>0.2686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9053">
                <text:p>0.19905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6934">
                <text:p>0.23693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1622">
                <text:p>0.211622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9028">
                <text:p>0.229028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0645">
                <text:p>0.160645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60.G1:test260.G102" chart:data-source-has-labels="row" svg:x="0.32cm" svg:y="0.18cm" svg:width="12.726cm" svg:height="8.64cm">
          <chartooo:coordinate-region svg:x="0.941cm" svg:y="0.301cm" svg:width="12.043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0.G2:test260.G102" chart:label-cell-address="test260.G1:test260.G1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60.G1:test260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test260.G2:test260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